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Noto Sans" svg:font-family="'Noto Sans', Arial, sans-serif"/>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loext:opacity="100%" officeooo:rsid="0004f751" officeooo:paragraph-rsid="0004f751"/>
    </style:style>
    <style:style style:name="P2" style:family="paragraph" style:parent-style-name="Text_20_body">
      <style:text-properties fo:font-variant="normal" fo:text-transform="none" fo:color="#000000" loext:opacity="100%" style:font-name="Noto Sans"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Noto Sans" fo:font-size="7pt"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000000" loext:opacity="100%"/>
    </style:style>
    <style:style style:name="P5" style:family="paragraph" style:parent-style-name="Standard_20__28_user_29_">
      <style:text-properties fo:color="#000000" loext:opacity="100%" style:font-name="EB Garamond 08" fo:font-weight="bold" officeooo:rsid="002ed0ca" officeooo:paragraph-rsid="0004f751" style:font-weight-asian="bold" style:font-weight-complex="bold"/>
    </style:style>
    <style:style style:name="P6" style:family="paragraph" style:parent-style-name="Standard_20__28_user_29_">
      <style:text-properties fo:color="#000000" loext:opacity="100%" style:font-name="EB Garamond 08" fo:font-weight="normal" officeooo:rsid="0006d4a1" officeooo:paragraph-rsid="0006d4a1" style:font-weight-asian="normal" style:font-weight-complex="normal"/>
    </style:style>
    <style:style style:name="P7" style:family="paragraph" style:parent-style-name="Standard_20__28_user_29_">
      <style:text-properties fo:color="#000000" loext:opacity="100%" style:font-name="EB Garamond 08" fo:font-weight="normal" officeooo:rsid="000880d8" officeooo:paragraph-rsid="000880d8" style:font-weight-asian="normal" style:font-weight-complex="normal"/>
    </style:style>
    <style:style style:name="P8" style:family="paragraph" style:parent-style-name="Standard_20__28_user_29_">
      <style:text-properties fo:color="#000000" loext:opacity="100%" style:font-name="EB Garamond 08" fo:font-weight="normal" officeooo:rsid="000da119" officeooo:paragraph-rsid="000da119" style:font-weight-asian="normal" style:font-weight-complex="normal"/>
    </style:style>
    <style:style style:name="P9" style:family="paragraph" style:parent-style-name="Standard_20__28_user_29_">
      <style:text-properties fo:color="#000000" loext:opacity="100%" style:font-name="EB Garamond 08" fo:font-weight="normal" officeooo:rsid="000f2e5b" officeooo:paragraph-rsid="000f2e5b" style:font-weight-asian="normal" style:font-weight-complex="normal"/>
    </style:style>
    <style:style style:name="P10" style:family="paragraph" style:parent-style-name="Standard_20__28_user_29_">
      <style:text-properties fo:color="#000000" loext:opacity="100%" style:font-name="EB Garamond 08" fo:font-weight="normal" officeooo:rsid="00100d93" officeooo:paragraph-rsid="00100d93" style:font-weight-asian="normal" style:font-weight-complex="normal"/>
    </style:style>
    <style:style style:name="P11" style:family="paragraph" style:parent-style-name="Standard_20__28_user_29_">
      <style:text-properties fo:color="#000000" loext:opacity="100%" style:font-name="EB Garamond 08" fo:font-weight="normal" officeooo:rsid="0006d4a1" officeooo:paragraph-rsid="0004f751" style:font-weight-asian="normal" style:font-weight-complex="normal"/>
    </style:style>
    <style:style style:name="P12" style:family="paragraph" style:parent-style-name="Standard_20__28_user_29_">
      <style:text-properties fo:color="#000000" loext:opacity="100%" style:font-name="EB Garamond 08" fo:font-weight="normal" officeooo:rsid="00100d93" officeooo:paragraph-rsid="000f2e5b" style:font-weight-asian="normal" style:font-weight-complex="normal"/>
    </style:style>
    <style:style style:name="P13" style:family="paragraph" style:parent-style-name="Standard_20__28_user_29_">
      <style:text-properties fo:color="#000000" loext:opacity="100%" style:font-name="EB Garamond 08" fo:font-weight="normal" officeooo:rsid="0011bbf1" officeooo:paragraph-rsid="0011bbf1" style:font-weight-asian="normal" style:font-weight-complex="normal"/>
    </style:style>
    <style:style style:name="P14" style:family="paragraph" style:parent-style-name="Standard_20__28_user_29_">
      <style:text-properties fo:color="#000000" loext:opacity="100%" style:font-name="EB Garamond 08" fo:font-weight="normal" officeooo:rsid="00132b14" officeooo:paragraph-rsid="00132b14" style:font-weight-asian="normal" style:font-weight-complex="normal"/>
    </style:style>
    <style:style style:name="T1" style:family="text">
      <style:text-properties officeooo:rsid="000ca9bf"/>
    </style:style>
    <style:style style:name="T2" style:family="text">
      <style:text-properties officeooo:rsid="000f2e5b"/>
    </style:style>
    <style:style style:name="T3" style:family="text">
      <style:text-properties officeooo:rsid="000fff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11"/>
      <text:p text:style-name="P6"/>
      <text:p text:style-name="P7">What created the Dark One of Amarth? OG the laughter of Naa’roleith created living shadows that can animate undead. Unlike. <text:span text:style-name="T3">Revistited (many months later): The Dark One is Hasedek, Esteon, a Lesser Auhron of Andolem! The Dark One is his avatar in the Material World, trapped in place by the Scrolls of Seven.</text:span></text:p>
      <text:p text:style-name="P7"/>
      <text:p text:style-name="P7">-<text:span text:style-name="T1">The Shards of the Architect come in different forms:</text:span></text:p>
      <text:p text:style-name="P7"><text:tab/>-<text:span text:style-name="T1">intelligent, but able to be bonded to sentient forms; without a body</text:span></text:p>
      <text:p text:style-name="P7"><text:tab/>-<text:span text:style-name="T1">intelligent, having bodies of their own</text:span></text:p>
      <text:p text:style-name="P7"><text:tab/>-<text:span text:style-name="T1">mindless, but able to be bonded to sentient forms</text:span></text:p>
      <text:p text:style-name="P7"><text:tab/>-<text:span text:style-name="T1">mindless, unable to be bonded to sentient forms.</text:span></text:p>
      <text:p text:style-name="P7"/>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7"/>
      <text:p text:style-name="P7">--------------------------------------</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7"/>
      <text:p text:style-name="P7"/>
      <text:p text:style-name="P7">--------------</text:p>
      <text:p text:style-name="P8">general worldbuilding ideas:</text:p>
      <text:p text:style-name="P8">First, make a detailed geographical map. Build this up with gimp with simple markers and lines. The more detailed the better.</text:p>
      <text:p text:style-name="P8"/>
      <text:p text:style-name="P8">The map: this would ideally be an entire world map, able to be zoomed in to individual sections to be detailed. This is impossible. Instead, use my previous <text:span text:style-name="T2">blackmap + gprojector + GB + gimp.</text:span></text:p>
      <text:p text:style-name="P8"/>
      <text:p text:style-name="P9"><text:soft-page-break/>Use the map to help guide story.</text:p>
      <text:p text:style-name="P9">Step 3: profit</text:p>
      <text:p text:style-name="P9"/>
      <text:p text:style-name="P12"/>
      <text:p text:style-name="P13">00000000</text:p>
      <text:p text:style-name="P13"/>
      <text:p text:style-name="P13">The few hundred years after the destruction of Rinadure, the Rhun leave the city for brighter places. They spread into the eastern grasslands and the southern mountains. Few remain, those few that still cling to the Gwenyn. The Gwenyn are stuck in Rinadure, corrupted by Sana in the tree of Selor, as all who are drawn too greedily to the tree are. The mages they train, the Istamb, go on to lead many of the other cultures into new lives.</text:p>
      <text:p text:style-name="P13"/>
      <text:p text:style-name="P13">Apythia’s ritual ends all this, a final stake into the heart of the recovering Rhun. Without magic, their society collapses. Eres attempts to undo the ritual by seeking the Tablets of Mallorn, but Hundie took them with the ring Risilus deep into the desert and shattered them. Insulo was killed by the servants of Eres. Eres passes her gaze south, to the elves. She leaves the Istamb in Rhunendor to her second in command, Esteon. Haseduanth. </text:p>
      <text:p text:style-name="P13"/>
      <text:p text:style-name="P14">The cult of Eres lives on, then, under the leadership of Esteon. He is driven to restore magic so that he may find a way to restore his family—so his cult takes to the desert, starting a hereditary tradition of searching the entire place for the lost Tablets of Mallorn…</text:p>
      <text:p text:style-name="P14"/>
      <text:p text:style-name="P14"/>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Noto Sans" svg:font-family="'Noto Sans', Arial, sans-serif"/>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style:contextual-spacing="false" fo:line-height="100%" fo:text-align="start" style:justify-single-word="false" fo:orphans="2" fo:widows="2"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7T13:42:45.738573883</meta:creation-date>
    <dc:date>2021-02-10T22:21:43.949914530</dc:date>
    <meta:editing-duration>PT1H44M57S</meta:editing-duration>
    <meta:editing-cycles>10</meta:editing-cycles>
    <meta:generator>LibreOffice/7.0.4.2$Linux_X86_64 LibreOffice_project/00$Build-2</meta:generator>
    <meta:document-statistic meta:table-count="0" meta:image-count="0" meta:object-count="0" meta:page-count="2" meta:paragraph-count="27" meta:word-count="1017" meta:character-count="5821" meta:non-whitespace-character-count="4827"/>
  </office:meta>
</office:document-meta>
</file>